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körper" style:master-page-name="MP0" style:family="paragraph">
      <style:paragraph-properties fo:margin-top="0.0354in"/>
    </style:style>
    <style:style style:name="P2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T3" style:parent-style-name="Absatz-Standardschriftart" style:family="text">
      <style:text-properties fo:letter-spacing="-0.0006in"/>
    </style:style>
    <style:style style:name="T4" style:parent-style-name="Absatz-Standardschriftart" style:family="text">
      <style:text-properties fo:color="#0000EE" fo:letter-spacing="-0.0006in"/>
    </style:style>
    <style:style style:name="T5" style:parent-style-name="Absatz-Standardschriftart" style:family="text">
      <style:text-properties fo:letter-spacing="-0.0006in"/>
    </style:style>
    <style:style style:name="P6" style:parent-style-name="Textkörper" style:family="paragraph">
      <style:paragraph-properties fo:margin-top="0.2131in" fo:line-height="0.1875in" fo:margin-right="0.2312in"/>
    </style:style>
    <style:style style:name="T7" style:parent-style-name="Absatz-Standardschriftart" style:family="text">
      <style:text-properties fo:letter-spacing="-0.0104in"/>
    </style:style>
    <style:style style:name="T8" style:parent-style-name="Absatz-Standardschriftart" style:family="text">
      <style:text-properties fo:letter-spacing="-0.0187in"/>
    </style:style>
    <style:style style:name="T9" style:parent-style-name="Absatz-Standardschriftart" style:family="text">
      <style:text-properties fo:letter-spacing="-0.0097in"/>
    </style:style>
    <style:style style:name="T10" style:parent-style-name="Absatz-Standardschriftart" style:family="text">
      <style:text-properties fo:letter-spacing="-0.0104in"/>
    </style:style>
    <style:style style:name="T11" style:parent-style-name="Absatz-Standardschriftart" style:family="text">
      <style:text-properties fo:letter-spacing="-0.0097in"/>
    </style:style>
    <style:style style:name="T12" style:parent-style-name="Absatz-Standardschriftart" style:family="text">
      <style:text-properties fo:letter-spacing="-0.0187in"/>
    </style:style>
    <style:style style:name="P13" style:parent-style-name="Standard" style:family="paragraph">
      <style:paragraph-properties fo:margin-top="0.0076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" style:parent-style-name="Textkörper" style:family="paragraph">
      <style:paragraph-properties fo:line-height="0.1875in" fo:margin-right="0.1756in"/>
    </style:style>
    <style:style style:name="T15" style:parent-style-name="Absatz-Standardschriftart" style:family="text">
      <style:text-properties fo:letter-spacing="-0.0013in"/>
    </style:style>
    <style:style style:name="T16" style:parent-style-name="Absatz-Standardschriftart" style:family="text">
      <style:text-properties fo:letter-spacing="-0.002in"/>
    </style:style>
    <style:style style:name="T17" style:parent-style-name="Absatz-Standardschriftart" style:family="text">
      <style:text-properties fo:letter-spacing="0.0173in"/>
    </style:style>
    <style:style style:name="P18" style:parent-style-name="Textkörper" style:family="paragraph">
      <style:paragraph-properties fo:line-height="0.1868in"/>
    </style:style>
    <style:style style:name="P19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T20" style:parent-style-name="Absatz-Standardschriftart" style:family="text">
      <style:text-properties fo:letter-spacing="-0.0006in"/>
    </style:style>
    <style:style style:name="T21" style:parent-style-name="Absatz-Standardschriftart" style:family="text">
      <style:text-properties fo:color="#0000EE" fo:letter-spacing="-0.0006in"/>
    </style:style>
    <style:style style:name="T22" style:parent-style-name="Absatz-Standardschriftart" style:family="text">
      <style:text-properties fo:letter-spacing="-0.0006in"/>
    </style:style>
    <style:style style:name="P23" style:parent-style-name="Textkörper" style:family="paragraph">
      <style:paragraph-properties fo:margin-top="0.2131in" fo:line-height="0.1875in" fo:margin-right="0.2312in"/>
    </style:style>
    <style:style style:name="T24" style:parent-style-name="Absatz-Standardschriftart" style:family="text">
      <style:text-properties fo:letter-spacing="-0.0013in"/>
    </style:style>
    <style:style style:name="T25" style:parent-style-name="Absatz-Standardschriftart" style:family="text">
      <style:text-properties fo:letter-spacing="0.0194in"/>
    </style:style>
    <style:style style:name="T26" style:parent-style-name="Absatz-Standardschriftart" style:family="text">
      <style:text-properties fo:letter-spacing="-0.0013in"/>
    </style:style>
    <style:style style:name="T27" style:parent-style-name="Absatz-Standardschriftart" style:family="text">
      <style:text-properties fo:letter-spacing="0.0159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0.0145in"/>
    </style:style>
    <style:style style:name="P30" style:parent-style-name="Standard" style:family="paragraph">
      <style:paragraph-properties fo:margin-top="0.0076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1" style:parent-style-name="Textkörper" style:family="paragraph">
      <style:paragraph-properties fo:line-height="0.1875in" fo:margin-right="0.2312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0.0159in"/>
    </style:style>
    <style:style style:name="T34" style:parent-style-name="Absatz-Standardschriftart" style:family="text">
      <style:text-properties fo:letter-spacing="-0.002in"/>
    </style:style>
    <style:style style:name="T35" style:parent-style-name="Absatz-Standardschriftart" style:family="text">
      <style:text-properties fo:letter-spacing="0.0159in"/>
    </style:style>
    <style:style style:name="T36" style:parent-style-name="Absatz-Standardschriftart" style:family="text">
      <style:text-properties fo:letter-spacing="-0.002in"/>
    </style:style>
    <style:style style:name="P37" style:parent-style-name="Standard" style:family="paragraph">
      <style:paragraph-properties fo:margin-top="0.0076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8" style:parent-style-name="Textkörper" style:family="paragraph">
      <style:paragraph-properties fo:line-height="0.1875in" fo:margin-right="0.2312in"/>
    </style:style>
    <style:style style:name="T39" style:parent-style-name="Absatz-Standardschriftart" style:family="text">
      <style:text-properties fo:letter-spacing="-0.0201in"/>
    </style:style>
    <style:style style:name="P4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9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50" style:parent-style-name="Standard" style:family="paragraph">
      <style:paragraph-properties style:line-height-at-least="0.1388in" fo:margin-left="0.0694in">
        <style:tab-stops/>
      </style:paragraph-properties>
    </style:style>
    <style:style style:name="T5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2" style:parent-style-name="Standard" style:family="paragraph">
      <style:paragraph-properties fo:line-height="0.1673in"/>
    </style:style>
    <style:style style:name="T53" style:parent-style-name="Absatz-Standardschriftart" style:family="text">
      <style:text-properties style:font-name="Liberation Sans" fo:color="#212121" fo:font-size="12pt" style:font-size-asian="12pt"/>
    </style:style>
    <style:style style:name="T54" style:parent-style-name="Absatz-Standardschriftart" style:family="text">
      <style:text-properties style:font-name="Liberation Sans" fo:color="#3F8CD2" fo:font-size="12pt" style:font-size-asian="12pt"/>
    </style:style>
    <style:style style:name="P55" style:parent-style-name="Standard" style:family="paragraph">
      <style:paragraph-properties fo:line-height="0.1673in"/>
    </style:style>
    <style:style style:name="T56" style:parent-style-name="Absatz-Standardschriftart" style:family="text">
      <style:text-properties style:font-name="Liberation Sans" fo:color="#FFC369" fo:font-size="12pt" style:font-size-asian="12pt"/>
    </style:style>
    <style:style style:family="graphic" style:name="a6">
      <style:graphic-properties style:writing-mode="lr-tb"/>
    </style:style>
    <style:style style:family="graphic" style:name="a0">
      <style:graphic-properties style:writing-mode="lr-tb" draw:fill="none" draw:stroke="solid" svg:stroke-width="0.02227in" svg:stroke-color="#0000ee" svg:stroke-opacity="100%" draw:stroke-linejoin="round"/>
      <style:paragraph-properties/>
    </style:style>
    <style:style style:family="graphic" style:name="a7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">
      <style:graphic-properties style:writing-mode="lr-tb" draw:fill="none" draw:stroke="solid" svg:stroke-width="0.02227in" svg:stroke-color="#0000ee" svg:stroke-opacity="100%" draw:stroke-linejoin="round"/>
      <style:paragraph-properties/>
    </style:style>
    <style:style style:family="graphic" style:name="a2">
      <style:graphic-properties style:writing-mode="lr-tb" draw:fill="solid" draw:fill-color="#f0f0f0" draw:opacity="100%" draw:stroke="none"/>
      <style:paragraph-properties/>
    </style:style>
    <style:style style:family="graphic" style:name="a3">
      <style:graphic-properties style:writing-mode="lr-tb" draw:fill="solid" draw:fill-color="#1e5785" draw:opacity="100%" draw:stroke="none"/>
      <style:paragraph-properties/>
    </style:style>
    <style:style style:family="graphic" style:name="a4" style:parent-style-name="Graphics">
      <style:graphic-properties fo:min-width="0.16736in" fo:min-height="5.10972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5" style:parent-style-name="Graphics">
      <style:graphic-properties fo:min-width="0.16736in" fo:min-height="0.98472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</office:automatic-styles>
  <office:body>
    <office:text text:use-soft-page-breaks="true">
      <text:p text:style-name="P1">This is a resource no.1 in "English"</text:p>
      <text:p text:style-name="P2"/>
      <text:h text:style-name="Überschrift1" text:outline-level="1"><draw:custom-shape svg:x="1.52361in" svg:y="0.26458in" svg:width="0.40417in" svg:height="0.00139in" draw:z-index="0" draw:id="id0" draw:style-name="a0" draw:name="Freeform 12"><svg:title/><svg:desc/><draw:enhanced-geometry draw:type="non-primitive" svg:viewBox="0 0 369570 1270" draw:enhanced-path="M 0 0 L 36957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9570"/><draw:equation draw:name="f7" draw:formula="?f4 / 1270"/><draw:equation draw:name="f8" draw:formula="0 / ?f6"/><draw:equation draw:name="f9" draw:formula="0 / ?f7"/><draw:equation draw:name="f10" draw:formula="369570 / ?f6"/><draw:equation draw:name="f11" draw:formula="1270 / ?f7"/></draw:enhanced-geometry></draw:custom-shape>Section<text:s/><text:span text:style-name="T3">1[</text:span><text:span text:style-name="T4">edit</text:span><text:span text:style-name="T5">]</text:span></text:h>
      <text:p text:style-name="P6">Lorem ipsum dolor sit amet, consectetur adipiscing elit. Proin vulputate id ex ac ullamcorpe<text:span text:style-name="T7">r</text:span>.<text:s/><text:span text:style-name="T8">V</text:span>estibulum quis tortor maximus, placerat orci quis, tincidunt dolo<text:span text:style-name="T9">r</text:span>. Fusce accumsan tincidunt lorem eget rhoncus.<text:s/><text:span text:style-name="T10">V</text:span>ivamus eu lobortis urna. Fusce et justo in justo ornare porttito<text:span text:style-name="T11">r</text:span>.<text:s/><text:span text:style-name="T12">V</text:span>estibulum et augue dignissim, aliquam dolor eget, pharetra risus. Nulla aliquet diam eros, in tincidunt nibh commodo ac.</text:p>
      <text:p text:style-name="P13"/>
      <text:p text:style-name="P14">Curabitur vel erat<text:s/>in velit gravida tincidunt non sit amet lacus. Donec non ante in nibh commodo ultrices. Cras tempor purus eu nisl porta consequat. Sed blandit massa nec nisl malesuada<text:s/><text:span text:style-name="T15">semper.</text:span><text:s/>Duis ac elementum metus, eget accumsan<text:s/><text:span text:style-name="T16">dolor.</text:span><text:s/>Duis mattis sem tellus, at feugiat nisi malesuada sed. Nam pharetra gravida<text:span text:style-name="T17"><text:s/></text:span>elit. Aenean ut blandit leo. Integer sollicitudin augue eget dui blandit tristique. Pellentesque diam magna, vestibulum ac libero id, lacinia vulputate magna.</text:p>
      <text:p text:style-name="P18">Aenean ultrices ligula nisi, eget egestas eros convallis at. Nunc sodales ex nisl.</text:p>
      <text:p text:style-name="P19"/>
      <text:h text:style-name="Überschrift1" text:outline-level="1"><draw:custom-shape svg:x="1.52361in" svg:y="0.26458in" svg:width="0.40417in" svg:height="0.00139in" draw:z-index="0" draw:id="id1" draw:style-name="a1" draw:name="Freeform 10"><svg:title/><svg:desc/><draw:enhanced-geometry draw:type="non-primitive" svg:viewBox="0 0 369570 1270" draw:enhanced-path="M 0 0 L 36957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9570"/><draw:equation draw:name="f7" draw:formula="?f4 / 1270"/><draw:equation draw:name="f8" draw:formula="0 / ?f6"/><draw:equation draw:name="f9" draw:formula="0 / ?f7"/><draw:equation draw:name="f10" draw:formula="369570 / ?f6"/><draw:equation draw:name="f11" draw:formula="1270 / ?f7"/></draw:enhanced-geometry></draw:custom-shape>Section<text:s/><text:span text:style-name="T20">2[</text:span><text:span text:style-name="T21">edit</text:span><text:span text:style-name="T22">]</text:span></text:h>
      <text:p text:style-name="P23">Suspendisse sed sagittis turpis. Sed eros tellus, pretium ullamcorper quam vitae, placerat ullamcorper nisl. Nulla interdum nibh sit amet suscipit<text:s/><text:span text:style-name="T24">ullamcorper.</text:span><text:span text:style-name="T25"><text:s/></text:span>Fusce hendrerit sollicitudin hendrerit. Sed et sagittis lectus. Pellentesque<text:s/><text:span text:style-name="T26">auctor,</text:span><text:s/>eros quis placerat sollicitudin, diam turpis convallis metus, ac tempus felis mi<text:span text:style-name="T27"><text:s/></text:span>sagittis enim. Morbi a laoreet arcu. Etiam dapibus, tellus id maximus<text:s/><text:span text:style-name="T28">consectetur,</text:span><text:s/>purus sem sollicitudin ex, nec semper ligula mauris a leo. Proin libero turpis,<text:span text:style-name="T29"><text:s/></text:span>semper ut iaculis aliquam, maximus ut est.</text:p>
      <text:p text:style-name="P30"/>
      <text:p text:style-name="P31">Duis iaculis aliquet maximus. Aenean eget viverra diam. In interdum ultricies<text:s/><text:span text:style-name="T32">pulvinar.</text:span><text:s/>Pellentesque habitant morbi tristique senectus et netus et malesuada<text:span text:style-name="T33"><text:s/></text:span>fames ac turpis egestas. Ut ut<text:s/>leo facilisis, tempus nunc vitae, rutrum risus. Donec id suscipit velit, vitae aliquam<text:s/><text:span text:style-name="T34">dolor.</text:span><text:s/>Donec malesuada, nisi in tincidunt<text:span text:style-name="T35"><text:s/></text:span>sagittis, dui ipsum placerat lorem, id rutrum turpis turpis in lorem. Donec aliquam nisl id tellus vestibulum lacinia. Integer fringilla eu ligula eget pretium. Duis vitae magna<text:s/><text:span text:style-name="T36">dolor.</text:span><text:s/>Sed ut magna arcu. Donec finibus egestas augue non vulputate.</text:p>
      <text:p text:style-name="P37"/>
      <text:p text:style-name="P38">Aenean non laoreet risus. Duis egestas commodo velit, in tincidunt nibh ornare ut. Sed non vestibulum libero, vitae dapibus augue.<text:s/><text:span text:style-name="T39">V</text:span>estibulum tempus et augue non eleifend. Praesent rutrum sem sit amet est tristique, vel imperdiet sapien aliquam. Curabitur nec ultrices nunc. Duis nec massa dapibus, aliquet nulla sed, pretium mauris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<draw:g draw:z-index="0" draw:name="Group 2" draw:id="id7" draw:style-name="a7" text:anchor-type="as-char"><svg:title/><svg:desc/><draw:custom-shape svg:x="0in" svg:y="0.01042in" svg:width="10.91667in" svg:height="0.30347in" draw:z-index="0" draw:id="id2" draw:style-name="a2" draw:name="Freeform 8"><svg:title/><svg:desc/><draw:enhanced-geometry draw:type="non-primitive" svg:viewBox="0 0 15720 437" draw:enhanced-path="M 0 436 L 15720 436 15720 0 0 0 0 436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720"/><draw:equation draw:name="f7" draw:formula="?f4 / 437"/><draw:equation draw:name="f8" draw:formula="0 * ?f5 / 15720"/><draw:equation draw:name="f9" draw:formula="451 * ?f4 / 437"/><draw:equation draw:name="f10" draw:formula="15720 * ?f5 / 15720"/><draw:equation draw:name="f11" draw:formula="15 * ?f4 / 43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g draw:z-index="251662336" draw:name="Group 3" draw:id="id6" draw:style-name="a6"><svg:title/><svg:desc/><draw:custom-shape svg:x="9.80903in" svg:y="0in" svg:width="1.10764in" svg:height="0.30347in" draw:z-index="0" draw:id="id3" draw:style-name="a3" draw:name="Freeform 6"><svg:title/><svg:desc/><draw:enhanced-geometry draw:type="non-primitive" svg:viewBox="0 0 1595 437" draw:enhanced-path="M 0 436 L 1595 436 1595 0 0 0 0 436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95"/><draw:equation draw:name="f7" draw:formula="?f4 / 437"/><draw:equation draw:name="f8" draw:formula="0 + 14125 - 14125"/><draw:equation draw:name="f9" draw:formula="?f8 * ?f5 / 1595"/><draw:equation draw:name="f10" draw:formula="436 * ?f4 / 437"/><draw:equation draw:name="f11" draw:formula="0 + 15720 - 14125"/><draw:equation draw:name="f12" draw:formula="?f11 * ?f5 / 1595"/><draw:equation draw:name="f13" draw:formula="0 * ?f4 / 43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z-index="0" draw:id="id4" draw:style-name="a4" draw:name="Text Box 5" svg:x="0.0625in" svg:y="0.07361in" svg:width="5.10972in" svg:height="0.16736in" style:rel-width="scale" style:rel-height="scale"><draw:text-box><text:p text:style-name="P52"><text:span text:style-name="T53">Create PDF in your applications with the Pdfcrowd<text:s/></text:span><text:span text:style-name="T54">HTML to PDF API</text:span></text:p></draw:text-box><svg:title/><svg:desc/></draw:frame><draw:frame draw:z-index="0" draw:id="id5" draw:style-name="a5" draw:name="Text Box 4" svg:x="9.87014in" svg:y="0.07361in" svg:width="0.98472in" svg:height="0.16736in" style:rel-width="scale" style:rel-height="scale"><draw:text-box><text:p text:style-name="P55"><text:span text:style-name="T56">PDFCROWD</text:span></text:p></draw:text-box><svg:title/><svg:desc/></draw:frame></draw:g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1527in">
        <style:tab-stops/>
      </style:paragraph-properties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1527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777in" style:print-orientation="landscape" fo:margin-top="0.4166in" fo:margin-left="0.3194in" fo:margin-bottom="0.1944in" fo:margin-right="0.30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05-22T14:31:00Z</meta:creation-date>
    <dc:date>2021-05-22T14:31:00Z</dc:date>
    <meta:template xlink:href="Normal.dotm" xlink:type="simple"/>
    <meta:editing-cycles>2</meta:editing-cycles>
    <meta:editing-duration>PT0S</meta:editing-duration>
    <meta:user-defined meta:name="Created" meta:value-type="date">2021-05-22T00:00:00Z</meta:user-defined>
    <meta:user-defined meta:name="LastSaved" meta:value-type="date">2021-05-22T00:00:00Z</meta:user-defined>
    <meta:document-statistic meta:page-count="1" meta:paragraph-count="9" meta:word-count="364" meta:character-count="2448" meta:row-count="37" meta:non-whitespace-character-count="2093"/>
  </office:meta>
</office:document-meta>
</file>